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d7"/>
    </style:style>
    <style:style style:name="ce5" style:family="table-cell" style:parent-style-name="Default" style:data-style-name="N3">
      <style:table-cell-properties fo:background-color="#808080"/>
    </style:style>
    <style:style style:name="ce6" style:family="table-cell" style:parent-style-name="Default" style:data-style-name="N3">
      <style:table-cell-properties fo:background-color="#ffd7d7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 style:data-style-name="N3">
      <style:table-cell-properties fo:background-color="#ffffd7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4"/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/>
          <table:table-cell table:formula="of:=[.B2]" office:value-type="float" office:value="647" calcext:value-type="float">
            <text:p>647</text:p>
          </table:table-cell>
          <table:table-cell table:formula="of:=[.C2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tom left</text:p>
          </table:table-cell>
          <table:table-cell table:style-name="ce2" office:value-type="float" office:value="647" calcext:value-type="float">
            <text:p>64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E1]" office:value-type="float" office:value="647" calcext:value-type="float">
            <text:p>647</text:p>
          </table:table-cell>
          <table:table-cell table:style-name="ce8" table:formula="of:=[.F1]+1/3*([.F4]-[.F1])" office:value-type="float" office:value="231.666666666667" calcext:value-type="float">
            <text:p>232</text:p>
          </table:table-cell>
        </table:table-row>
        <table:table-row table:style-name="ro1">
          <table:table-cell office:value-type="string" calcext:value-type="string">
            <text:p>bottom right</text:p>
          </table:table-cell>
          <table:table-cell table:style-name="ce1" table:formula="of:=[.B2]" office:value-type="float" office:value="647" calcext:value-type="float">
            <text:p>64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E1]" office:value-type="float" office:value="647" calcext:value-type="float">
            <text:p>647</text:p>
          </table:table-cell>
          <table:table-cell table:style-name="ce8" table:formula="of:=[.F1]+2/3*([.F4]-[.F1])" office:value-type="float" office:value="420.333333333333" calcext:value-type="float">
            <text:p>420</text:p>
          </table:table-cell>
        </table:table-row>
        <table:table-row table:style-name="ro1">
          <table:table-cell office:value-type="string" calcext:value-type="string">
            <text:p>top left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E1]" office:value-type="float" office:value="647" calcext:value-type="float">
            <text:p>647</text:p>
          </table:table-cell>
          <table:table-cell table:formula="of:=[.C3]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High left</text:p>
          </table:table-cell>
          <table:table-cell table:style-name="ce3" table:formula="of:=1/3*[.B3]" office:value-type="float" office:value="215.666666666667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5" table:formula="of:=[.$B$6]" office:value-type="float" office:value="431.333333333333" calcext:value-type="float">
            <text:p>431</text:p>
          </table:table-cell>
          <table:table-cell table:style-name="ce9" table:formula="of:=[.C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ow left</text:p>
          </table:table-cell>
          <table:table-cell table:style-name="ce3" table:formula="of:=2/3*[.B2]" office:value-type="float" office:value="431.333333333333" calcext:value-type="float">
            <text:p>43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table:formula="of:=2/3*[.B2]" office:value-type="float" office:value="431.333333333333" calcext:value-type="float">
            <text:p>431</text:p>
          </table:table-cell>
          <table:table-cell table:style-name="ce5" table:formula="of:=AVERAGE([.F5];[.F7])" office:value-type="float" office:value="324.5" calcext:value-type="float">
            <text:p>3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5" table:formula="of:=2/3*[.B2]" office:value-type="float" office:value="431.333333333333" calcext:value-type="float">
            <text:p>431</text:p>
          </table:table-cell>
          <table:table-cell table:style-name="ce9" table:formula="of:=[.F4]" office:value-type="float" office:value="609" calcext:value-type="float">
            <text:p>60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table:formula="of:=[.$B$5]" office:value-type="float" office:value="215.666666666667" calcext:value-type="float">
            <text:p>216</text:p>
          </table:table-cell>
          <table:table-cell table:style-name="ce10" table:formula="of:=[.C5]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table:formula="of:=[.$B$5]" office:value-type="float" office:value="215.666666666667" calcext:value-type="float">
            <text:p>216</text:p>
          </table:table-cell>
          <table:table-cell table:style-name="ce10" table:formula="of:=[.F4]" office:value-type="float" office:value="609" calcext:value-type="float">
            <text:p>60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7" table:formula="of:=[.$B$4]" office:value-type="float" office:value="0" calcext:value-type="float">
            <text:p>0</text:p>
          </table:table-cell>
          <table:table-cell table:style-name="ce7" table:formula="of:=[.C4]" office:value-type="float" office:value="185" calcext:value-type="float">
            <text:p>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4:19:04.026096095</meta:creation-date>
    <dc:date>2021-02-21T14:47:42.412636259</dc:date>
    <meta:editing-duration>PT7M17S</meta:editing-duration>
    <meta:editing-cycles>3</meta:editing-cycles>
    <meta:generator>LibreOffice/6.4.6.2$Linux_X86_64 LibreOffice_project/40$Build-2</meta:generator>
    <meta:document-statistic meta:table-count="1" meta:cell-count="37" meta:object-count="0"/>
  </office:meta>
</office:document-meta>
</file>